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dirian Software License V 1.0</text:p>
      <text:p text:style-name="Standard"/>
      <text:p text:style-name="Standard"><text:s text:c="4"/>A Kodirian software fornece para seus produtos, parceiros e ao publico geral <text:s/>esta licença, com o intuito de garantir <text:s/>a propriedade intelectual de seus produtos e/ou serviços bem como a integridade dos desenvolvedores e clientes.</text:p>
      <text:p text:style-name="Standard"/>
      <text:p text:style-name="Standard"><text:tab/>1.0 Da propriedade.</text:p>
      <text:p text:style-name="Standard"/>
      <text:p text:style-name="Standard"><text:tab/>1.1 - Garantimos que a propriedade dos dados de qualquer sistema de informação tais como media áudio visual, textos, postagens e demais informações que são geradas ou armazenas em banco de dados ou não pertencem ao seu respectivo autor.</text:p>
      <text:p text:style-name="Standard"/>
      <text:p text:style-name="Standard"><text:s text:c="8"/>1.2 - Garantimos que a propriedade do código fonte, infraestrutura, chaves de criptografia, <text:tab/>assets, e toda forma de media produzida pela Kodirian Software, e toda forma de media sob <text:tab/>licença de utilização por parte de terceiros, que tenham sido adquiridos pela Kodirian <text:tab/>pertençam a Kodirian Software. </text:p>
      <text:p text:style-name="Standard"/>
      <text:p text:style-name="Standard"><text:s text:c="8"/>&amp; 1.2.1 - Não temos qualquer restrição quando ao uso ou não de media que está em domino <text:tab/>publico (free to use) ou sobre licenças de código de livre com BSD, CTL etc. </text:p>
      <text:p text:style-name="Standard"/>
      <text:p text:style-name="Standard"><text:s text:c="8"/>&amp; 1.2.2 - E vedado o uso de media ou software ou partes dele, codigo fonte, binarios e/ou <text:tab/>qualquer forma de media de autoria ou responsabilidade da Kodrian Software ou do cliente que <text:tab/>esteja sob termos de copy left. Salvo na concordância de ambas as partes. <text:s text:c="2"/></text:p>
      <text:p text:style-name="Standard"/>
      <text:p text:style-name="Standard"><text:s text:c="4"/>2.0 Da modificação, redistribuição, e comercialização</text:p>
      <text:p text:style-name="Standard"><text:s text:c="4"/></text:p>
      <text:p text:style-name="Standard"><text:s text:c="8"/>2.1 - E vedado ao cliente, parceiros ou terceiros ligados ou não a Kodirian Software a <text:tab/>modificação, redistribuição, e comercialização de partes ou de todo sistema e media sob licença <text:tab/>Kodiran Software License V 1.0 (esta licença) sem expressa autorização da Kodirian Software. <text:tab/>A quebra deste principio seja violado caberá as medidas descritas no artigo 3.1.1.</text:p>
      <text:p text:style-name="Standard"/>
      <text:p text:style-name="Standard"><text:s text:c="4"/>3.0 Do uso final pelo usuário</text:p>
      <text:p text:style-name="Standard"/>
      <text:p text:style-name="Standard"><text:s text:c="8"/>3.1 E vedado ao usuário final, cliente ao dono do produto o uso de indevido ou de má fé com o intuito de provocar falhas ou causar danos ao sistema a outros sistemas da Kodirian Software, parceiros, e terceiros, bibliotecas de código, código fonte, binários, base de dados, etc.</text:p>
      <text:p text:style-name="Standard"/>
      <text:p text:style-name="Standard"><text:s text:c="8"/>3.1.1&amp; Caso o termo 3.1 seja quebrada haverá por parte da Kodirian Software junto as <text:tab/>autoridades competentes a investigação sem aviso prévio e se comprovada a veracidade da <text:tab/>origem do ataque, seja ele provocado em complô pelo cliente ou seus subordinados o software <text:tab/>e\ou serviço bem como sua base dados e outros componentes com APIs, estará sujeito a <text:tab/>suspensão, bloqueio total ou parcial.</text:p>
      <text:p text:style-name="Standard"/>
      <text:p text:style-name="Standard"><text:s text:c="8"/>3.1.2&amp; A Kodirian Software está ciente que falhas e vulnerabilidades estão presentes em todos <text:tab/>os sistema e que não existe medidas que segurança invioláveis por isso, nos dispomos a <text:tab/>oferecer esta clausula para permitir testes e análises de segurança por parte de nossos clientes <text:tab/>desde que nos seja comunicado com antecedência e os teste não sejam destrutivos ou invasivos <text:tab/>e que nenhum dado sensível seja coletado e\ou armazenado. </text:p>
      <text:p text:style-name="Standard"/>
      <text:p text:style-name="Standard"><text:s text:c="4"/>4.0 Da responsabilidade</text:p>
      <text:p text:style-name="Standard"><text:s text:c="4"/></text:p>
      <text:p text:style-name="Standard"><text:soft-page-break/><text:s text:c="8"/>4.1 - A Kodirian Software não se responsabilizamos por falhas, indisponiblidade ou vunerabilidades de sistemas externos, tais como servidores de dominio, hospedagens, servidores de banco de dadosm APIs externas, provedores de media ou armazenamento, plugins e templates que estajam fora escopo do controle da Kodirian Software.</text:p>
      <text:p text:style-name="Standard"/>
      <text:p text:style-name="Standard"><text:s text:c="8"/>4.1.1&amp; A Kodirian Software esta ciente que as falhas descritas no artigo 4.1 pode causar <text:tab/>transtornos ao nosso clientes por isso sugerimos fortemente para que as meditas de reduncia e <text:tab/>segurança sejam mantidas pelos nossos clientes.</text:p>
      <text:p text:style-name="Standard"/>
      <text:p text:style-name="Standard"><text:s text:c="8"/>4.1.2&amp; Não nos responsabilizamos por falhas e vunerabilidades que sejam causadas pelo mau <text:tab/>uso do sistema e\ou a não adoção de medidas de seguranç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2:06:50.004638648</meta:creation-date>
    <dc:date>2020-05-08T12:10:48.755967899</dc:date>
    <meta:editing-duration>PT4M1S</meta:editing-duration>
    <meta:editing-cycles>2</meta:editing-cycles>
    <meta:generator>LibreOffice/6.0.7.3$Linux_X86_64 LibreOffice_project/00m0$Build-3</meta:generator>
    <meta:document-statistic meta:table-count="0" meta:image-count="0" meta:object-count="0" meta:page-count="2" meta:paragraph-count="19" meta:word-count="564" meta:character-count="3627" meta:non-whitespace-character-count="2946"/>
  </office:meta>
</office:document-meta>
</file>